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7a9" officeooo:paragraph-rsid="000ff7a9"/>
    </style:style>
    <style:style style:name="P2" style:family="paragraph" style:parent-style-name="Standard">
      <style:text-properties officeooo:rsid="000ff7a9" officeooo:paragraph-rsid="0011e6e3"/>
    </style:style>
    <style:style style:name="P3" style:family="paragraph" style:parent-style-name="Standard">
      <style:text-properties officeooo:rsid="000ff7a9" officeooo:paragraph-rsid="001ced05"/>
    </style:style>
    <style:style style:name="P4" style:family="paragraph" style:parent-style-name="Standard">
      <style:text-properties officeooo:rsid="000ff7a9" officeooo:paragraph-rsid="0025eb9e"/>
    </style:style>
    <style:style style:name="P5" style:family="paragraph" style:parent-style-name="Standard">
      <style:text-properties fo:font-weight="bold" officeooo:rsid="000ff7a9" officeooo:paragraph-rsid="000ff7a9" style:font-weight-asian="bold" style:font-weight-complex="bold"/>
    </style:style>
    <style:style style:name="P6" style:family="paragraph" style:parent-style-name="Standard">
      <style:text-properties fo:font-weight="bold" officeooo:rsid="000ff7a9" officeooo:paragraph-rsid="001ced05" style:font-weight-asian="bold" style:font-weight-complex="bold"/>
    </style:style>
    <style:style style:name="P7" style:family="paragraph" style:parent-style-name="Standard">
      <style:text-properties fo:font-weight="bold" officeooo:rsid="00136d0c" officeooo:paragraph-rsid="00136d0c" style:font-weight-asian="bold" style:font-weight-complex="bold"/>
    </style:style>
    <style:style style:name="P8" style:family="paragraph" style:parent-style-name="Standard">
      <style:text-properties fo:font-weight="bold" officeooo:rsid="00136d0c" officeooo:paragraph-rsid="001e2d1e" style:font-weight-asian="bold" style:font-weight-complex="bold"/>
    </style:style>
    <style:style style:name="P9" style:family="paragraph" style:parent-style-name="Standard">
      <style:text-properties fo:font-weight="bold" officeooo:rsid="00154fba" officeooo:paragraph-rsid="00154fba" style:font-weight-asian="bold" style:font-weight-complex="bold"/>
    </style:style>
    <style:style style:name="P10" style:family="paragraph" style:parent-style-name="Standard">
      <style:text-properties fo:font-weight="bold" officeooo:rsid="00154fba" officeooo:paragraph-rsid="001e2d1e" style:font-weight-asian="bold" style:font-weight-complex="bold"/>
    </style:style>
    <style:style style:name="P11" style:family="paragraph" style:parent-style-name="Standard">
      <style:text-properties fo:font-weight="bold" officeooo:rsid="00154fba" officeooo:paragraph-rsid="002dcad4" style:font-weight-asian="bold" style:font-weight-complex="bold"/>
    </style:style>
    <style:style style:name="P12" style:family="paragraph" style:parent-style-name="Standard">
      <style:text-properties fo:font-weight="bold" officeooo:rsid="00185f2b" officeooo:paragraph-rsid="00195d95" style:font-weight-asian="bold" style:font-weight-complex="bold"/>
    </style:style>
    <style:style style:name="P13" style:family="paragraph" style:parent-style-name="Standard">
      <style:text-properties fo:font-weight="bold" officeooo:rsid="00185f2b" officeooo:paragraph-rsid="002dcad4" style:font-weight-asian="bold" style:font-weight-complex="bold"/>
    </style:style>
    <style:style style:name="P14" style:family="paragraph" style:parent-style-name="Standard">
      <style:text-properties fo:font-weight="bold" officeooo:rsid="00195d95" officeooo:paragraph-rsid="00195d95" style:font-weight-asian="bold" style:font-weight-complex="bold"/>
    </style:style>
    <style:style style:name="P15" style:family="paragraph" style:parent-style-name="Standard">
      <style:text-properties fo:font-weight="bold" officeooo:rsid="00195d95" officeooo:paragraph-rsid="002dcad4" style:font-weight-asian="bold" style:font-weight-complex="bold"/>
    </style:style>
    <style:style style:name="P16" style:family="paragraph" style:parent-style-name="Standard">
      <style:text-properties fo:font-weight="bold" officeooo:rsid="001ced05" officeooo:paragraph-rsid="001ced05" style:font-weight-asian="bold" style:font-weight-complex="bold"/>
    </style:style>
    <style:style style:name="P17" style:family="paragraph" style:parent-style-name="Standard">
      <style:text-properties fo:font-weight="bold" officeooo:rsid="00226d1e" officeooo:paragraph-rsid="00226d1e" style:font-weight-asian="bold" style:font-weight-complex="bold"/>
    </style:style>
    <style:style style:name="P18" style:family="paragraph" style:parent-style-name="Standard">
      <style:text-properties fo:font-weight="bold" officeooo:rsid="00226d1e" officeooo:paragraph-rsid="0023b0be" style:font-weight-asian="bold" style:font-weight-complex="bold"/>
    </style:style>
    <style:style style:name="P19" style:family="paragraph" style:parent-style-name="Standard">
      <style:text-properties fo:font-weight="bold" officeooo:rsid="00226d1e" officeooo:paragraph-rsid="002dcad4" style:font-weight-asian="bold" style:font-weight-complex="bold"/>
    </style:style>
    <style:style style:name="P20" style:family="paragraph" style:parent-style-name="Standard">
      <style:text-properties fo:font-weight="bold" officeooo:rsid="001e2d1e" officeooo:paragraph-rsid="001e2d1e" style:font-weight-asian="bold" style:font-weight-complex="bold"/>
    </style:style>
    <style:style style:name="P21" style:family="paragraph" style:parent-style-name="Standard">
      <style:text-properties fo:font-weight="bold" officeooo:rsid="0017e9c5" officeooo:paragraph-rsid="002dcad4" style:font-weight-asian="bold" style:font-weight-complex="bold"/>
    </style:style>
    <style:style style:name="P22" style:family="paragraph" style:parent-style-name="Standard">
      <style:text-properties fo:font-weight="normal" officeooo:rsid="00154fba" officeooo:paragraph-rsid="00154fba" style:font-weight-asian="normal" style:font-weight-complex="normal"/>
    </style:style>
    <style:style style:name="P23" style:family="paragraph" style:parent-style-name="Standard">
      <style:text-properties fo:font-weight="normal" officeooo:rsid="001e2d1e" officeooo:paragraph-rsid="00154fba" style:font-weight-asian="normal" style:font-weight-complex="normal"/>
    </style:style>
    <style:style style:name="P24" style:family="paragraph" style:parent-style-name="Standard">
      <style:text-properties fo:font-weight="normal" officeooo:rsid="001e2d1e" officeooo:paragraph-rsid="001e2d1e" style:font-weight-asian="normal" style:font-weight-complex="normal"/>
    </style:style>
    <style:style style:name="P25" style:family="paragraph" style:parent-style-name="Standard">
      <style:text-properties fo:font-weight="normal" officeooo:rsid="001a6954" officeooo:paragraph-rsid="001babc4" style:font-weight-asian="normal" style:font-weight-complex="normal"/>
    </style:style>
    <style:style style:name="P26" style:family="paragraph" style:parent-style-name="Standard">
      <style:text-properties fo:font-weight="normal" officeooo:rsid="001a6954" officeooo:paragraph-rsid="002dcad4" style:font-weight-asian="normal" style:font-weight-complex="normal"/>
    </style:style>
    <style:style style:name="P27" style:family="paragraph" style:parent-style-name="Standard">
      <style:text-properties fo:font-weight="normal" officeooo:rsid="001ced05" officeooo:paragraph-rsid="001ced05" style:font-weight-asian="normal" style:font-weight-complex="normal"/>
    </style:style>
    <style:style style:name="P28" style:family="paragraph" style:parent-style-name="Standard">
      <style:text-properties fo:font-weight="normal" officeooo:rsid="00226d1e" officeooo:paragraph-rsid="00226d1e" style:font-weight-asian="normal" style:font-weight-complex="normal"/>
    </style:style>
    <style:style style:name="P29" style:family="paragraph" style:parent-style-name="Standard">
      <style:text-properties fo:font-weight="normal" officeooo:rsid="00226d1e" officeooo:paragraph-rsid="002dcad4" style:font-weight-asian="normal" style:font-weight-complex="normal"/>
    </style:style>
    <style:style style:name="P30" style:family="paragraph" style:parent-style-name="Standard">
      <style:text-properties fo:font-weight="normal" officeooo:rsid="0023b0be" officeooo:paragraph-rsid="0023b0be" style:font-weight-asian="normal" style:font-weight-complex="normal"/>
    </style:style>
    <style:style style:name="P31" style:family="paragraph" style:parent-style-name="Standard">
      <style:text-properties fo:font-weight="normal" officeooo:rsid="0023b0be" officeooo:paragraph-rsid="002dcad4" style:font-weight-asian="normal" style:font-weight-complex="normal"/>
    </style:style>
    <style:style style:name="P32" style:family="paragraph" style:parent-style-name="Standard">
      <style:text-properties fo:font-weight="normal" officeooo:rsid="001babc4" officeooo:paragraph-rsid="00195d95" style:font-weight-asian="normal" style:font-weight-complex="normal"/>
    </style:style>
    <style:style style:name="P33" style:family="paragraph" style:parent-style-name="Standard">
      <style:text-properties fo:font-weight="normal" officeooo:rsid="00185f2b" officeooo:paragraph-rsid="002dcad4" style:font-weight-asian="normal" style:font-weight-complex="normal"/>
    </style:style>
    <style:style style:name="P34" style:family="paragraph" style:parent-style-name="Standard">
      <style:text-properties fo:font-weight="normal" officeooo:rsid="002f2069" officeooo:paragraph-rsid="002f2069" style:font-weight-asian="normal" style:font-weight-complex="normal"/>
    </style:style>
    <style:style style:name="P35" style:family="paragraph" style:parent-style-name="Standard">
      <style:text-properties fo:font-weight="bold" officeooo:rsid="000ff7a9" officeooo:paragraph-rsid="000ff7a9" style:font-weight-asian="bold" style:font-weight-complex="bold"/>
    </style:style>
    <style:style style:name="P36" style:family="paragraph" style:parent-style-name="Standard">
      <style:text-properties fo:font-weight="bold" officeooo:rsid="000ff7a9" officeooo:paragraph-rsid="0045fd1a" style:font-weight-asian="bold" style:font-weight-complex="bold"/>
    </style:style>
    <style:style style:name="P37" style:family="paragraph" style:parent-style-name="Standard">
      <style:text-properties fo:font-weight="bold" officeooo:rsid="000ff7a9" officeooo:paragraph-rsid="00466413" style:font-weight-asian="bold" style:font-weight-complex="bold"/>
    </style:style>
    <style:style style:name="P38" style:family="paragraph" style:parent-style-name="Standard">
      <style:text-properties fo:font-weight="bold" officeooo:rsid="000ff7a9" officeooo:paragraph-rsid="0048c6b9" style:font-weight-asian="bold" style:font-weight-complex="bold"/>
    </style:style>
    <style:style style:name="P39" style:family="paragraph" style:parent-style-name="Standard">
      <style:text-properties fo:font-weight="bold" officeooo:rsid="000ff7a9" officeooo:paragraph-rsid="004d5e02" style:font-weight-asian="bold" style:font-weight-complex="bold"/>
    </style:style>
    <style:style style:name="P40" style:family="paragraph" style:parent-style-name="Standard">
      <style:text-properties fo:font-weight="bold" officeooo:rsid="000ff7a9" officeooo:paragraph-rsid="004f2916" style:font-weight-asian="bold" style:font-weight-complex="bold"/>
    </style:style>
    <style:style style:name="P41" style:family="paragraph" style:parent-style-name="Standard">
      <style:text-properties fo:font-weight="bold" officeooo:rsid="000ff7a9" officeooo:paragraph-rsid="0052ac1a" style:font-weight-asian="bold" style:font-weight-complex="bold"/>
    </style:style>
    <style:style style:name="P42" style:family="paragraph" style:parent-style-name="Standard">
      <style:text-properties fo:font-weight="bold" officeooo:rsid="0032e2b1" officeooo:paragraph-rsid="0032e2b1" style:font-weight-asian="bold" style:font-weight-complex="bold"/>
    </style:style>
    <style:style style:name="P43" style:family="paragraph" style:parent-style-name="Standard">
      <style:text-properties fo:font-weight="bold" officeooo:rsid="003bb30f" officeooo:paragraph-rsid="003bb30f" style:font-weight-asian="bold" style:font-weight-complex="bold"/>
    </style:style>
    <style:style style:name="P44" style:family="paragraph" style:parent-style-name="Standard">
      <style:text-properties fo:font-weight="bold" officeooo:rsid="0017e9c5" officeooo:paragraph-rsid="003d1732" style:font-weight-asian="bold" style:font-weight-complex="bold"/>
    </style:style>
    <style:style style:name="P45" style:family="paragraph" style:parent-style-name="Standard">
      <style:text-properties fo:font-weight="bold" officeooo:rsid="00185f2b" officeooo:paragraph-rsid="003d1732" style:font-weight-asian="bold" style:font-weight-complex="bold"/>
    </style:style>
    <style:style style:name="P46" style:family="paragraph" style:parent-style-name="Standard">
      <style:text-properties fo:font-weight="bold" officeooo:rsid="00185f2b" officeooo:paragraph-rsid="003d28a3" style:font-weight-asian="bold" style:font-weight-complex="bold"/>
    </style:style>
    <style:style style:name="P47" style:family="paragraph" style:parent-style-name="Standard">
      <style:text-properties fo:font-weight="bold" officeooo:rsid="00136d0c" officeooo:paragraph-rsid="00136d0c" style:font-weight-asian="bold" style:font-weight-complex="bold"/>
    </style:style>
    <style:style style:name="P48" style:family="paragraph" style:parent-style-name="Standard">
      <style:text-properties fo:font-weight="bold" officeooo:rsid="0030fa19" officeooo:paragraph-rsid="0032e2b1" style:font-weight-asian="bold" style:font-weight-complex="bold"/>
    </style:style>
    <style:style style:name="P49" style:family="paragraph" style:parent-style-name="Standard">
      <style:text-properties fo:font-weight="bold" officeooo:rsid="0030fa19" officeooo:paragraph-rsid="0043fa68" style:font-weight-asian="bold" style:font-weight-complex="bold"/>
    </style:style>
    <style:style style:name="P50" style:family="paragraph" style:parent-style-name="Standard">
      <style:text-properties fo:font-weight="normal" officeooo:rsid="0030fa19" officeooo:paragraph-rsid="002dcad4" style:font-weight-asian="normal" style:font-weight-complex="normal"/>
    </style:style>
    <style:style style:name="P51" style:family="paragraph" style:parent-style-name="Standard">
      <style:text-properties fo:font-weight="normal" officeooo:rsid="0030fa19" officeooo:paragraph-rsid="0030fa19" style:font-weight-asian="normal" style:font-weight-complex="normal"/>
    </style:style>
    <style:style style:name="P52" style:family="paragraph" style:parent-style-name="Standard">
      <style:text-properties fo:font-weight="normal" officeooo:rsid="0031405a" officeooo:paragraph-rsid="0030fa19" style:font-weight-asian="normal" style:font-weight-complex="normal"/>
    </style:style>
    <style:style style:name="P53" style:family="paragraph" style:parent-style-name="Standard">
      <style:text-properties fo:font-weight="normal" officeooo:rsid="001babc4" officeooo:paragraph-rsid="002dcad4" style:font-weight-asian="normal" style:font-weight-complex="normal"/>
    </style:style>
    <style:style style:name="P54" style:family="paragraph" style:parent-style-name="Standard">
      <style:text-properties fo:font-weight="normal" officeooo:rsid="00154fba" officeooo:paragraph-rsid="002dcad4" style:font-weight-asian="normal" style:font-weight-complex="normal"/>
    </style:style>
    <style:style style:name="P55" style:family="paragraph" style:parent-style-name="Standard">
      <style:text-properties fo:font-weight="normal" officeooo:rsid="00154fba" officeooo:paragraph-rsid="0017e9c5" style:font-weight-asian="normal" style:font-weight-complex="normal"/>
    </style:style>
    <style:style style:name="P56" style:family="paragraph" style:parent-style-name="Standard">
      <style:text-properties fo:font-weight="normal" officeooo:rsid="00154fba" officeooo:paragraph-rsid="003d1732" style:font-weight-asian="normal" style:font-weight-complex="normal"/>
    </style:style>
    <style:style style:name="P57" style:family="paragraph" style:parent-style-name="Standard">
      <style:text-properties fo:font-weight="normal" officeooo:rsid="00154fba" officeooo:paragraph-rsid="0048c6b9" style:font-weight-asian="normal" style:font-weight-complex="normal"/>
    </style:style>
    <style:style style:name="P58" style:family="paragraph" style:parent-style-name="Standard">
      <style:text-properties fo:font-weight="normal" officeooo:rsid="00154fba" officeooo:paragraph-rsid="004d5e02" style:font-weight-asian="normal" style:font-weight-complex="normal"/>
    </style:style>
    <style:style style:name="P59" style:family="paragraph" style:parent-style-name="Standard">
      <style:text-properties fo:font-weight="normal" officeooo:rsid="00185f2b" officeooo:paragraph-rsid="003d1732" style:font-weight-asian="normal" style:font-weight-complex="normal"/>
    </style:style>
    <style:style style:name="P60" style:family="paragraph" style:parent-style-name="Standard">
      <style:text-properties fo:font-weight="normal" officeooo:rsid="001e2d1e" officeooo:paragraph-rsid="00418579" style:font-weight-asian="normal" style:font-weight-complex="normal"/>
    </style:style>
    <style:style style:name="P61" style:family="paragraph" style:parent-style-name="Standard">
      <style:text-properties fo:font-weight="normal" officeooo:rsid="0023b0be" officeooo:paragraph-rsid="00418579" style:font-weight-asian="normal" style:font-weight-complex="normal"/>
    </style:style>
    <style:style style:name="P62" style:family="paragraph" style:parent-style-name="Standard">
      <style:text-properties fo:font-weight="normal" officeooo:rsid="0023b0be" officeooo:paragraph-rsid="002dcad4" style:font-weight-asian="normal" style:font-weight-complex="normal"/>
    </style:style>
    <style:style style:name="P63" style:family="paragraph" style:parent-style-name="Standard">
      <style:text-properties fo:font-weight="normal" officeooo:rsid="00195d95" officeooo:paragraph-rsid="0043e13a" style:font-weight-asian="normal" style:font-weight-complex="normal"/>
    </style:style>
    <style:style style:name="P64" style:family="paragraph" style:parent-style-name="Standard">
      <style:text-properties fo:font-weight="normal" officeooo:rsid="002f2069" officeooo:paragraph-rsid="002f2069" style:font-weight-asian="normal" style:font-weight-complex="normal"/>
    </style:style>
    <style:style style:name="P65" style:family="paragraph" style:parent-style-name="Standard">
      <style:text-properties officeooo:rsid="000ff7a9" officeooo:paragraph-rsid="0043fa68"/>
    </style:style>
    <style:style style:name="P66" style:family="paragraph" style:parent-style-name="Standard">
      <style:text-properties officeooo:rsid="000ff7a9" officeooo:paragraph-rsid="0045fd1a"/>
    </style:style>
    <style:style style:name="P67" style:family="paragraph" style:parent-style-name="Standard">
      <style:text-properties officeooo:rsid="0045fd1a" officeooo:paragraph-rsid="0045fd1a"/>
    </style:style>
    <style:style style:name="T1" style:family="text">
      <style:text-properties officeooo:rsid="0011e6e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5f2b" style:font-weight-asian="normal" style:font-weight-complex="normal"/>
    </style:style>
    <style:style style:name="T4" style:family="text">
      <style:text-properties fo:font-weight="normal" officeooo:rsid="00154fba" style:font-weight-asian="normal" style:font-weight-complex="normal"/>
    </style:style>
    <style:style style:name="T5" style:family="text">
      <style:text-properties fo:font-weight="normal" officeooo:rsid="00195d95" style:font-weight-asian="normal" style:font-weight-complex="normal"/>
    </style:style>
    <style:style style:name="T6" style:family="text">
      <style:text-properties fo:font-weight="normal" officeooo:rsid="001a6954" style:font-weight-asian="normal" style:font-weight-complex="normal"/>
    </style:style>
    <style:style style:name="T7" style:family="text">
      <style:text-properties fo:font-weight="normal" officeooo:rsid="001babc4" style:font-weight-asian="normal" style:font-weight-complex="normal"/>
    </style:style>
    <style:style style:name="T8" style:family="text">
      <style:text-properties fo:font-weight="normal" officeooo:rsid="0011e6e3" style:font-weight-asian="normal" style:font-weight-complex="normal"/>
    </style:style>
    <style:style style:name="T9" style:family="text">
      <style:text-properties fo:font-weight="normal" officeooo:rsid="001ced05" style:font-weight-asian="normal" style:font-weight-complex="normal"/>
    </style:style>
    <style:style style:name="T10" style:family="text">
      <style:text-properties fo:font-weight="normal" officeooo:rsid="001e2d1e" style:font-weight-asian="normal" style:font-weight-complex="normal"/>
    </style:style>
    <style:style style:name="T11" style:family="text">
      <style:text-properties fo:font-weight="normal" officeooo:rsid="002085c9" style:font-weight-asian="normal" style:font-weight-complex="normal"/>
    </style:style>
    <style:style style:name="T12" style:family="text">
      <style:text-properties fo:font-weight="normal" officeooo:rsid="0023b0be" style:font-weight-asian="normal" style:font-weight-complex="normal"/>
    </style:style>
    <style:style style:name="T13" style:family="text">
      <style:text-properties fo:font-weight="normal" officeooo:rsid="0029263c" style:font-weight-asian="normal" style:font-weight-complex="normal"/>
    </style:style>
    <style:style style:name="T14" style:family="text">
      <style:text-properties fo:font-weight="normal" officeooo:rsid="002dcad4" style:font-weight-asian="normal" style:font-weight-complex="normal"/>
    </style:style>
    <style:style style:name="T15" style:family="text">
      <style:text-properties fo:font-weight="normal" officeooo:rsid="0030fa19" style:font-weight-asian="normal" style:font-weight-complex="normal"/>
    </style:style>
    <style:style style:name="T16" style:family="text">
      <style:text-properties fo:font-weight="normal" officeooo:rsid="0031405a" style:font-weight-asian="normal" style:font-weight-complex="normal"/>
    </style:style>
    <style:style style:name="T17" style:family="text">
      <style:text-properties fo:font-weight="normal" officeooo:rsid="00320e53" style:font-weight-asian="normal" style:font-weight-complex="normal"/>
    </style:style>
    <style:style style:name="T18" style:family="text">
      <style:text-properties fo:font-weight="normal" officeooo:rsid="0032e2b1" style:font-weight-asian="normal" style:font-weight-complex="normal"/>
    </style:style>
    <style:style style:name="T19" style:family="text">
      <style:text-properties fo:font-weight="normal" officeooo:rsid="003d28a3" style:font-weight-asian="normal" style:font-weight-complex="normal"/>
    </style:style>
    <style:style style:name="T20" style:family="text">
      <style:text-properties fo:font-weight="normal" officeooo:rsid="003edcc6" style:font-weight-asian="normal" style:font-weight-complex="normal"/>
    </style:style>
    <style:style style:name="T21" style:family="text">
      <style:text-properties fo:font-weight="normal" officeooo:rsid="003ef7f7" style:font-weight-asian="normal" style:font-weight-complex="normal"/>
    </style:style>
    <style:style style:name="T22" style:family="text">
      <style:text-properties fo:font-weight="normal" officeooo:rsid="00405dee" style:font-weight-asian="normal" style:font-weight-complex="normal"/>
    </style:style>
    <style:style style:name="T23" style:family="text">
      <style:text-properties fo:font-weight="normal" officeooo:rsid="00418579" style:font-weight-asian="normal" style:font-weight-complex="normal"/>
    </style:style>
    <style:style style:name="T24" style:family="text">
      <style:text-properties fo:font-weight="normal" officeooo:rsid="0042499c" style:font-weight-asian="normal" style:font-weight-complex="normal"/>
    </style:style>
    <style:style style:name="T25" style:family="text">
      <style:text-properties fo:font-weight="normal" officeooo:rsid="0043b229" style:font-weight-asian="normal" style:font-weight-complex="normal"/>
    </style:style>
    <style:style style:name="T26" style:family="text">
      <style:text-properties fo:font-weight="normal" officeooo:rsid="0043bb50" style:font-weight-asian="normal" style:font-weight-complex="normal"/>
    </style:style>
    <style:style style:name="T27" style:family="text">
      <style:text-properties fo:font-weight="normal" officeooo:rsid="0043e13a" style:font-weight-asian="normal" style:font-weight-complex="normal"/>
    </style:style>
    <style:style style:name="T28" style:family="text">
      <style:text-properties fo:font-weight="normal" officeooo:rsid="0043fa68" style:font-weight-asian="normal" style:font-weight-complex="normal"/>
    </style:style>
    <style:style style:name="T29" style:family="text">
      <style:text-properties fo:font-weight="normal" officeooo:rsid="0045fd1a" style:font-weight-asian="normal" style:font-weight-complex="normal"/>
    </style:style>
    <style:style style:name="T30" style:family="text">
      <style:text-properties fo:font-weight="normal" officeooo:rsid="00466413" style:font-weight-asian="normal" style:font-weight-complex="normal"/>
    </style:style>
    <style:style style:name="T31" style:family="text">
      <style:text-properties fo:font-weight="normal" officeooo:rsid="0047c868" style:font-weight-asian="normal" style:font-weight-complex="normal"/>
    </style:style>
    <style:style style:name="T32" style:family="text">
      <style:text-properties fo:font-weight="normal" officeooo:rsid="004f2916" style:font-weight-asian="normal" style:font-weight-complex="normal"/>
    </style:style>
    <style:style style:name="T33" style:family="text">
      <style:text-properties fo:font-weight="normal" officeooo:rsid="004fc54c" style:font-weight-asian="normal" style:font-weight-complex="normal"/>
    </style:style>
    <style:style style:name="T34" style:family="text">
      <style:text-properties fo:font-weight="normal" officeooo:rsid="0052ec60" style:font-weight-asian="normal" style:font-weight-complex="normal"/>
    </style:style>
    <style:style style:name="T35" style:family="text">
      <style:text-properties fo:font-weight="normal" officeooo:rsid="00559a2c" style:font-weight-asian="normal" style:font-weight-complex="normal"/>
    </style:style>
    <style:style style:name="T36" style:family="text">
      <style:text-properties officeooo:rsid="00154fba"/>
    </style:style>
    <style:style style:name="T37" style:family="text">
      <style:text-properties officeooo:rsid="00185f2b"/>
    </style:style>
    <style:style style:name="T38" style:family="text">
      <style:text-properties officeooo:rsid="00195d95"/>
    </style:style>
    <style:style style:name="T39" style:family="text">
      <style:text-properties officeooo:rsid="001ced05"/>
    </style:style>
    <style:style style:name="T40" style:family="text">
      <style:text-properties officeooo:rsid="001e2d1e"/>
    </style:style>
    <style:style style:name="T41" style:family="text">
      <style:text-properties officeooo:rsid="0025eb9e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85f2b" style:font-weight-asian="bold" style:font-weight-complex="bold"/>
    </style:style>
    <style:style style:name="T44" style:family="text">
      <style:text-properties fo:font-weight="bold" officeooo:rsid="0048c6b9" style:font-weight-asian="bold" style:font-weight-complex="bold"/>
    </style:style>
    <style:style style:name="T45" style:family="text">
      <style:text-properties officeooo:rsid="002dcad4"/>
    </style:style>
    <style:style style:name="T46" style:family="text">
      <style:text-properties officeooo:rsid="0030fa19"/>
    </style:style>
    <style:style style:name="T47" style:family="text">
      <style:text-properties officeooo:rsid="0031405a"/>
    </style:style>
    <style:style style:name="T48" style:family="text">
      <style:text-properties officeooo:rsid="00376b8e"/>
    </style:style>
    <style:style style:name="T49" style:family="text">
      <style:text-properties officeooo:rsid="003d1732"/>
    </style:style>
    <style:style style:name="T50" style:family="text">
      <style:text-properties officeooo:rsid="003d28a3"/>
    </style:style>
    <style:style style:name="T51" style:family="text">
      <style:text-properties officeooo:rsid="0017e9c5"/>
    </style:style>
    <style:style style:name="T52" style:family="text">
      <style:text-properties style:text-position="0% 100%" officeooo:rsid="002dcad4"/>
    </style:style>
    <style:style style:name="T53" style:family="text">
      <style:text-properties officeooo:rsid="003e5cba"/>
    </style:style>
    <style:style style:name="T54" style:family="text">
      <style:text-properties officeooo:rsid="003ef7f7"/>
    </style:style>
    <style:style style:name="T55" style:family="text">
      <style:text-properties officeooo:rsid="00405dee"/>
    </style:style>
    <style:style style:name="T56" style:family="text">
      <style:text-properties officeooo:rsid="00418579"/>
    </style:style>
    <style:style style:name="T57" style:family="text">
      <style:text-properties officeooo:rsid="0042499c"/>
    </style:style>
    <style:style style:name="T58" style:family="text">
      <style:text-properties officeooo:rsid="0043b229"/>
    </style:style>
    <style:style style:name="T59" style:family="text">
      <style:text-properties officeooo:rsid="0043e13a"/>
    </style:style>
    <style:style style:name="T60" style:family="text">
      <style:text-properties officeooo:rsid="0043fa68"/>
    </style:style>
    <style:style style:name="T61" style:family="text">
      <style:text-properties officeooo:rsid="0048c6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/>
      <text:p text:style-name="P5">Entidade CADASTRO </text:p>
      <text:p text:style-name="P1"><text:tab/>Cadastro: <text:span text:style-name="T41">E</text:span>ntidade criada para guardar todas as informações referentes aos possíveis Hospedes.</text:p>
      <text:p text:style-name="P5">Atributos da entidade CADASTRO </text:p>
      <text:p text:style-name="P4"><text:tab/></text:p>
      <text:p text:style-name="P4"><text:tab/>T<text:span text:style-name="T59">elefone</text:span>: Atributo <text:s/>criado para guardar o<text:span text:style-name="T1">(s)</text:span> numero(s) de telefone dos <text:span text:style-name="T60">hóspede</text:span>.</text:p>
      <text:p text:style-name="P65"><text:tab/>D<text:span text:style-name="T59">ata de nascimento</text:span>: Atributo criado para guardar a data de nascimento do <text:span text:style-name="T60">hóspede</text:span>.</text:p>
      <text:p text:style-name="P65"><text:tab/>CPF: Atributo criado para guardar o numero do documento CPF de <text:span text:style-name="T60">hóspede</text:span>.</text:p>
      <text:p text:style-name="P65"><text:tab/><text:span text:style-name="T1">E-MAIL: Atributo criado para guardar o e-mail do hóspede.</text:span></text:p>
      <text:p text:style-name="P2"><text:tab/><text:span text:style-name="T1">Senha: Atributo criado para guardar a senha do hóspede para o cadastrado criado.</text:span></text:p>
      <text:p text:style-name="P66"><text:tab/><text:span text:style-name="T1">Nome: Atributo criado para guardar o nome completo do hóspede.</text:span></text:p>
      <text:p text:style-name="P66"/>
      <text:p text:style-name="P36"><text:span text:style-name="T1">Relacionamento(s) da entidade CADASTRO</text:span></text:p>
      <text:p text:style-name="P67"><text:tab/>tem : relaciona a entidade cadastro com a entidade hóspede , onde um cadastrado só pode pertencer a um hospede , e um hospede só pode ter um único cadastrado.</text:p>
      <text:p text:style-name="P67"/>
      <text:p text:style-name="P43">Entidade HÓSPEDE</text:p>
      <text:p text:style-name="P15"><text:tab/><text:span text:style-name="T46">HÓSPEDE</text:span><text:span text:style-name="T15">: Entidade criada para guardar informações sobre o hóspede.</text:span></text:p>
      <text:p text:style-name="P50"/>
      <text:p text:style-name="P51">Atributos da entidade HÓSPEDE</text:p>
      <text:p text:style-name="P49"><text:span text:style-name="T2"><text:tab/></text:span><text:span text:style-name="T16">Local</text:span><text:span text:style-name="T17">O</text:span><text:span text:style-name="T16">rigem: Atributo criado para guardar o local de origem do </text:span><text:span text:style-name="T28">hóspede</text:span><text:span text:style-name="T16">.</text:span></text:p>
      <text:p text:style-name="P49"><text:span text:style-name="T16"><text:tab/>Local</text:span><text:span text:style-name="T17">D</text:span><text:span text:style-name="T16">estino: Atributo criado para guardar o local de destino do </text:span><text:span text:style-name="T28">hóspede</text:span><text:span text:style-name="T16">. </text:span></text:p>
      <text:p text:style-name="P49"><text:span text:style-name="T16"><text:tab/></text:span><text:span text:style-name="T17">MotivoViagem: Atributo criado para guardar o motivo da viagem do </text:span><text:span text:style-name="T28">hóspede</text:span><text:span text:style-name="T17">.</text:span></text:p>
      <text:p text:style-name="P36"/>
      <text:p text:style-name="P36"><text:span text:style-name="T1">Relacionamento(s) da entidade HÓSPEDE</text:span></text:p>
      <text:p text:style-name="P36"><text:tab/><text:span text:style-name="T29">está em : relaciona a entidade hóspede com a entidade quarto , onde um hóspede está em um único quarto , e um quarto pode ter vários hóspedes. </text:span></text:p>
      <text:p text:style-name="P52"/>
      <text:p text:style-name="P42"><text:span text:style-name="T47">E</text:span>ntidade HÓSPEDE PRINCIPAL</text:p>
      <text:p text:style-name="P48"><text:span text:style-name="T16"><text:tab/></text:span><text:span text:style-name="T18">HÓSPEDE PRINCIPAL: Entidade criada para guardar informações sobre o hóspede principal.</text:span></text:p>
      <text:p text:style-name="P42"/>
      <text:p text:style-name="P42"><text:s/><text:span text:style-name="T48">Atributos da entidade HÓSPEDE PRINCIPAL</text:span></text:p>
      <text:p text:style-name="P63"><text:span text:style-name="T42"><text:tab/></text:span><text:span text:style-name="T48">N° de acompanhantes: atributo que guarda informação sobre o numero de acompanhantes que o hóspede tem.</text:span></text:p>
      <text:p text:style-name="P63"/>
      <text:p text:style-name="P37"><text:span text:style-name="T1">Relacionamento(s) da entidade <text:s/>HÓSPEDE PRINCIPAL</text:span></text:p>
      <text:p text:style-name="P63"/>
      <text:p text:style-name="P63"/>
      <text:p text:style-name="P63"><text:span text:style-name="T48"><text:tab/></text:span><text:tab/><text:tab/></text:p>
      <text:p text:style-name="P15">Entidade RESERVA </text:p>
      <text:p text:style-name="P15"><text:tab/><text:span text:style-name="T2">RESERVA: Entidade que guardas informação sobre uma reserva feita por um cliente já cadastrado.</text:span></text:p>
      <text:p text:style-name="P13">Atributos da entidade <text:span text:style-name="T38">RESERVA</text:span></text:p>
      <text:p text:style-name="P13"/>
      <text:p text:style-name="P13"><text:tab/><text:span text:style-name="T6">C</text:span><text:span text:style-name="T27">ódigo</text:span><text:span text:style-name="T6">: Atributo guardas informação sobre o código da reserva.</text:span></text:p>
      <text:p text:style-name="P26"><text:tab/>D<text:span text:style-name="T59">ata</text:span>: Atributo guarda data que a reserva foi realizada.</text:p>
      <text:p text:style-name="P26"><text:tab/>T<text:span text:style-name="T59">ipo</text:span>: Atributo guarda informação sobre o tipo de reserva feita.</text:p>
      <text:p text:style-name="P13"><text:span text:style-name="T6"><text:tab/>S</text:span><text:span text:style-name="T27">tatus</text:span><text:span text:style-name="T6">: </text:span><text:span text:style-name="T7">Atributo guarda informação sobre o status da reserva.</text:span></text:p>
      <text:p text:style-name="P53"/>
      <text:p text:style-name="P37"><text:soft-page-break/></text:p>
      <text:p text:style-name="P37"><text:span text:style-name="T1">Relacionamento(s) da entidade <text:s/>RESERVA </text:span></text:p>
      <text:p text:style-name="P37"><text:tab/><text:span text:style-name="T31">T</text:span><text:span text:style-name="T30">em: relaciona a entidade reserva com a entidade quarto , onde quarto tem zero ou uma reserva , e a reserva </text:span><text:span text:style-name="T31">pode ser feita para mais de um quarto. (“Arrumar cardinalidade “).</text:span></text:p>
      <text:p text:style-name="P37"><text:span text:style-name="T30"><text:tab/></text:span><text:span text:style-name="T31">Tem: relaciona a entidade reserva com a entidade hóspede principal , onde uma reserva é feita por um único hóspede , e um hóspedes só pode possuir uma única reserva.</text:span></text:p>
      <text:p text:style-name="P37"/>
      <text:p text:style-name="P37"><text:span text:style-name="T51">Entidade CHECK-IN</text:span></text:p>
      <text:p text:style-name="P21"><text:span text:style-name="T2"><text:tab/>CHECK-IN : Entidade criada para </text:span><text:span text:style-name="T3">guardar as informações de </text:span><text:span text:style-name="T14">check-in</text:span><text:span text:style-name="T3"> no </text:span><text:span text:style-name="T26">h</text:span><text:span text:style-name="T3">otel.</text:span></text:p>
      <text:p text:style-name="P13">Atributos da entidade CHECK-IN</text:p>
      <text:p text:style-name="P13"/>
      <text:p text:style-name="P13"><text:tab/><text:span text:style-name="T19">Observação</text:span><text:span text:style-name="T2"> : </text:span></text:p>
      <text:p text:style-name="P33"><text:tab/>H<text:span text:style-name="T49">ora marcada</text:span>: Atributo guarda informação sobre da hora marcada para da entrada no <text:span text:style-name="T58">h</text:span>otel.</text:p>
      <text:p text:style-name="P33"><text:tab/><text:span text:style-name="T49">Data marcada</text:span>: Atributo guarda informação sobre a data marcada para da entrada no <text:span text:style-name="T58">h</text:span>otel.</text:p>
      <text:p text:style-name="P13"><text:span text:style-name="T7"><text:tab/></text:span><text:span text:style-name="T4">S</text:span><text:span text:style-name="T19">tatus</text:span><text:span text:style-name="T4">: Atributo criado para guardar o </text:span><text:span text:style-name="T5">status do check-in</text:span><text:span text:style-name="T4">.</text:span></text:p>
      <text:p text:style-name="P38"/>
      <text:p text:style-name="P38"><text:span text:style-name="T1">Relacionamento(s) da entidade <text:s/>CHECK-IN</text:span></text:p>
      <text:p text:style-name="P54"/>
      <text:p text:style-name="P54"><text:tab/><text:span text:style-name="T61">faz: relaciona a entidade check-in com a entidade hóspede principal , onde o hóspede principal faz um check-in, e o check-in é feito pelo o hóspede principal.</text:span></text:p>
      <text:p text:style-name="P57"><text:tab/><text:span text:style-name="T43">Atributos </text:span><text:span text:style-name="T44">do relacionamento recebido:</text:span></text:p>
      <text:p text:style-name="P57"><text:span text:style-name="T44"><text:tab/><text:tab/></text:span><text:span text:style-name="T61">Data: Atributo guarda informação referente a data que foi feito o check-in.</text:span></text:p>
      <text:p text:style-name="P57"><text:span text:style-name="T61"><text:tab/><text:tab/>Hora: Atributo guarda informação referente a hora que foi feito o check-in. <text:s/></text:span></text:p>
      <text:p text:style-name="P57"/>
      <text:p text:style-name="P44">Entidade C<text:span text:style-name="T50">HECK-OUT</text:span></text:p>
      <text:p text:style-name="P44"><text:span text:style-name="T2"><text:tab/>CHEC</text:span><text:span text:style-name="T19">K-OUT</text:span><text:span text:style-name="T2">: Entidade criada para </text:span><text:span text:style-name="T3">guardar as informações de </text:span><text:span text:style-name="T14">check-</text:span><text:span text:style-name="T19">out</text:span><text:span text:style-name="T3"> no Hotel.</text:span></text:p>
      <text:p text:style-name="P46">Atributos da entidade <text:s/><text:span text:style-name="T52">CHECK-OUT</text:span></text:p>
      <text:p text:style-name="P45"/>
      <text:p text:style-name="P45"><text:tab/><text:span text:style-name="T19">Observação</text:span><text:span text:style-name="T2"> : </text:span></text:p>
      <text:p text:style-name="P59"><text:tab/><text:span text:style-name="T53">Hora marcada</text:span>: Atributo guarda informação sobre da hora marcada para da entrada no <text:span text:style-name="T58">h</text:span>otel.</text:p>
      <text:p text:style-name="P59"><text:tab/><text:span text:style-name="T53">Data marcada</text:span>: Atributo guarda informação sobre a data marcada para da entrada no <text:span text:style-name="T58">h</text:span>otel.</text:p>
      <text:p text:style-name="P45"><text:span text:style-name="T7"><text:tab/></text:span><text:span text:style-name="T4">S</text:span><text:span text:style-name="T20">tatus</text:span><text:span text:style-name="T4">: Atributo criado para guardar o </text:span><text:span text:style-name="T5">status do check-</text:span><text:span text:style-name="T25">out.</text:span></text:p>
      <text:p text:style-name="P39"/>
      <text:p text:style-name="P39"><text:span text:style-name="T1">Relacionamento(s) da entidade <text:s/></text:span><text:span text:style-name="T52">CHECK-OUT</text:span></text:p>
      <text:p text:style-name="P39"><text:span text:style-name="T8"/></text:p>
      <text:p text:style-name="P58"><text:span text:style-name="T61">faz: relaciona a entidade check-out com a entidade hóspede principal , onde o hóspede principal faz um check-out, e o check-out é feito pelo o hóspede principal.</text:span></text:p>
      <text:p text:style-name="P58"><text:tab/><text:span text:style-name="T43">Atributos </text:span><text:span text:style-name="T44">do relacionamento recebido:</text:span></text:p>
      <text:p text:style-name="P58"><text:span text:style-name="T44"><text:tab/><text:tab/></text:span><text:span text:style-name="T61">Data: Atributo guarda informação referente a data que foi feito o check-out.</text:span></text:p>
      <text:p text:style-name="P58"><text:span text:style-name="T61"><text:tab/><text:tab/>Hora: Atributo guarda informação referente a hora que foi feito o check-out. <text:s/></text:span></text:p>
      <text:p text:style-name="P56"/>
      <text:p text:style-name="P54"/>
      <text:p text:style-name="P19"><text:span text:style-name="T39">E</text:span>ntidade QUARTO</text:p>
      <text:p text:style-name="P29"><text:tab/>QUART0: Entidade <text:span text:style-name="T45">que</text:span> guarda informações referentes ao quarto <text:span text:style-name="T45">reservado no</text:span> <text:span text:style-name="T45">h</text:span>otel.</text:p>
      <text:p text:style-name="P29"/>
      <text:p text:style-name="P19">Atributos da entidade QUARTO </text:p>
      <text:p text:style-name="P29"><text:tab/></text:p>
      <text:p text:style-name="P19"><text:span text:style-name="T2"><text:tab/></text:span><text:span text:style-name="T12">N</text:span><text:span text:style-name="T21">umero</text:span><text:span text:style-name="T12"> : Atributo guarda informação sobre o numero referente ao quarto.<text:tab/></text:span></text:p>
      <text:p text:style-name="P31"><text:tab/>D<text:span text:style-name="T54">escrição</text:span>: <text:span text:style-name="T45">Atributos guarda uma breve descrição sobre o quarto.</text:span></text:p>
      <text:p text:style-name="P31"><text:tab/>V<text:span text:style-name="T54">alor:</text:span> Atributo guarda informação sobre o valor referente ao quarto.</text:p>
      <text:p text:style-name="P31"><text:tab/>S<text:span text:style-name="T54">tatus</text:span>: Atributo guarda informação sobre o status referente ao quarto.</text:p>
      <text:p text:style-name="P31"/>
      <text:p text:style-name="P40"><text:soft-page-break/><text:span text:style-name="T1">Relacionamento(s) da entidade QUARTO</text:span></text:p>
      <text:p text:style-name="P40"><text:tab/><text:span text:style-name="T32">tem: relaciona a entidade quarto com a entidade reserva , onde o quarto pode possuir uma ou nenhuma reserva , e uma reserva pode ser feita pra um único quarto.</text:span></text:p>
      <text:p text:style-name="P40"><text:span text:style-name="T32"><text:tab/></text:span><text:span text:style-name="T33">está em: relaciona a entidade quarto com a entidade hóspede , onde uma quarto pode ter um ou vários hóspedes , e uma hóspede esta em um único quarto.</text:span></text:p>
      <text:p text:style-name="P40"><text:span text:style-name="T33"><text:tab/></text:span><text:span text:style-name="T35">Solicita: relaciona a entidade quarto com a entidade serviço , onde um quarto pode solicita nenhum ou muitos serviços , e uma serviço pode ser solicitado por nenhum ou muitos quartos.</text:span></text:p>
      <text:p text:style-name="P31"><text:tab/> </text:p>
      <text:p text:style-name="P34">Entidade SERVIÇO</text:p>
      <text:p text:style-name="P34"><text:tab/>SERVIÇO: Entidade que guarda informações</text:p>
      <text:p text:style-name="P34"/>
      <text:p text:style-name="P7">Entidade D<text:span text:style-name="T36">ESPESAS</text:span></text:p>
      <text:p text:style-name="P7"><text:tab/><text:span text:style-name="T2">Despesas : Entidade criada para guardar todas as informações sobre o consumo , serviç</text:span><text:span text:style-name="T13">os</text:span><text:span text:style-name="T2"> e estadias do </text:span><text:span text:style-name="T24">hó</text:span><text:span text:style-name="T2">spede. </text:span></text:p>
      <text:p text:style-name="P7"><text:span text:style-name="T2"/></text:p>
      <text:p text:style-name="P11">Atributos de DESPESAS</text:p>
      <text:p text:style-name="P9"><text:tab/><text:span text:style-name="T22">Status</text:span><text:span text:style-name="T2"> : Atributo criado para guardar o </text:span><text:span text:style-name="T22">s</text:span><text:span text:style-name="T2">tatus da conta do </text:span><text:span text:style-name="T22">hó</text:span><text:span text:style-name="T2">spede.</text:span></text:p>
      <text:p text:style-name="P22"><text:tab/>D<text:span text:style-name="T55">escrição</text:span>: Atributo criado para guardar <text:span text:style-name="T56">uma descrição sobre a despesa</text:span>.</text:p>
      <text:p text:style-name="P22"><text:tab/>D<text:span text:style-name="T55">ata: </text:span>Atributo criado para guardar a data das despesas.</text:p>
      <text:p text:style-name="P22"><text:tab/>V<text:span text:style-name="T55">alor</text:span>: Atributo criado para guardar o valor das despesas de <text:span text:style-name="T57">hó</text:span>spede.</text:p>
      <text:p text:style-name="P41"/>
      <text:p text:style-name="P41"><text:span text:style-name="T1">Relacionamento(s) da entidade DESPESAS</text:span></text:p>
      <text:p text:style-name="P41"><text:tab/><text:span text:style-name="T34">gera: relaciona despesas com cupom fiscal , onde a despesa gera um cupom fiscal , e um cupom fiscal é gerado pela as despesas.</text:span></text:p>
      <text:p text:style-name="P41"/>
      <text:p text:style-name="P8">Entidade <text:span text:style-name="T40">CUPOM FISCAL</text:span></text:p>
      <text:p text:style-name="P9"><text:span text:style-name="T2"><text:tab/></text:span><text:span text:style-name="T10">CUPOM FISCAL : Guarda informações sobre suas despesas no </text:span><text:span text:style-name="T24">h</text:span><text:span text:style-name="T10">otel.</text:span></text:p>
      <text:p text:style-name="P23"/>
      <text:p text:style-name="P20">Atributos de <text:s/>CUPOM FISCAL</text:p>
      <text:p text:style-name="P10"><text:tab/><text:span text:style-name="T10">C</text:span><text:span text:style-name="T23">ódigo</text:span><text:span text:style-name="T10">: <text:s/></text:span><text:span text:style-name="T6">Atributo guarda informação sobre o código d</text:span><text:span text:style-name="T10">o cupom fiscal.</text:span></text:p>
      <text:p text:style-name="P24"><text:tab/>D<text:span text:style-name="T56">ata:</text:span> Atributo guarda informação referente a data que o cupom foi gerado.</text:p>
      <text:p text:style-name="P60"><text:tab/>D<text:span text:style-name="T56">escrição</text:span>:<text:span text:style-name="T36"> Atributo criado para guardar uma descrição sobre o cupom fiscal.</text:span></text:p>
      <text:p text:style-name="P10"><text:span text:style-name="T10"><text:tab/>V</text:span><text:span text:style-name="T23">alor</text:span><text:span text:style-name="T10">: </text:span><text:span text:style-name="T11">Atributo guarda informação referente ao valor do cupom fiscal</text:span></text:p>
      <text:p text:style-name="P10"><text:tab/><text:span text:style-name="T10"><text:tab/></text:span></text:p>
      <text:p text:style-name="P23"/>
      <text:p text:style-name="P23"/>
      <text:p text:style-name="P23"/>
      <text:p text:style-name="P55"/>
      <text:p text:style-name="P12"/>
      <text:p text:style-name="P12"/>
      <text:p text:style-name="P32"/>
      <text:p text:style-name="P16">Entidade FUNCIONÁRIO</text:p>
      <text:p text:style-name="P16"><text:tab/><text:span text:style-name="T2">FUNCIONÁRIO</text:span> : <text:span text:style-name="T2">Guarda informações sobre um determinado funcionário do Hotel.</text:span></text:p>
      <text:p text:style-name="P27"/>
      <text:p text:style-name="P16"><text:span text:style-name="T37">Atributos da entidade</text:span><text:span text:style-name="T3"> </text:span>FUNCIONÁRIO</text:p>
      <text:p text:style-name="P25"><text:tab/> </text:p>
      <text:p text:style-name="P3"><text:tab/>T<text:span text:style-name="T56">elefone</text:span>: Atributo <text:s/>criado para guardar o<text:span text:style-name="T1">(s)</text:span> numero(s) de telefone <text:span text:style-name="T9">de um determinado</text:span><text:span text:style-name="T39">.</text:span></text:p>
      <text:p text:style-name="P3"><text:tab/><text:span text:style-name="T56">D</text:span>ata de nascimento: Atributo criado para guardar a data de nascimento <text:span text:style-name="T9">de um determinado </text:span><text:span text:style-name="T39">funcionário</text:span> .</text:p>
      <text:p text:style-name="P3"><text:tab/>CPF :Atributo criado para guardar o numero do documento CPF <text:span text:style-name="T9">de um determinado</text:span> <text:span text:style-name="T39">funcionário</text:span>.</text:p>
      <text:p text:style-name="P6"><text:span text:style-name="T2"><text:tab/></text:span><text:span text:style-name="T8">E-MAIL : Atributo criado para guardar o e-mail </text:span><text:span text:style-name="T9">de um determinado</text:span><text:span text:style-name="T8"> </text:span><text:span text:style-name="T9">funcionário</text:span><text:span text:style-name="T8">.</text:span></text:p>
      <text:p text:style-name="P6"><text:soft-page-break/><text:span text:style-name="T8"><text:tab/></text:span><text:span text:style-name="T23">C</text:span><text:span text:style-name="T9">od. de identificação : Atributo guarda informação sobre o código de identificação de um determinado funcionário.</text:span></text:p>
      <text:p text:style-name="P27"/>
      <text:p text:style-name="P17"><text:span text:style-name="T9">E</text:span><text:span text:style-name="T2">ntidade QUARTO</text:span></text:p>
      <text:p text:style-name="P28"><text:tab/>QUART0 : Entidade guardas informações referentes ao quarto do <text:span text:style-name="T56">h</text:span>otel.</text:p>
      <text:p text:style-name="P28"/>
      <text:p text:style-name="P28">Atributos da entidade QUARTO </text:p>
      <text:p text:style-name="P28"><text:tab/></text:p>
      <text:p text:style-name="P18"><text:span text:style-name="T2"><text:tab/></text:span><text:span text:style-name="T23">N</text:span><text:span text:style-name="T12">umero: Atributo guarda informação sobre o numero referente ao quarto.<text:tab/></text:span></text:p>
      <text:p text:style-name="P61"><text:tab/>Descrição: <text:span text:style-name="T36">Atributo criado para guardar uma descrição sobre o quarto.</text:span></text:p>
      <text:p text:style-name="P30"><text:tab/>V<text:span text:style-name="T56">alor</text:span>: Atributo guarda informação sobre o valor referente ao quarto.</text:p>
      <text:p text:style-name="P30"><text:tab/>S<text:span text:style-name="T56">tatus</text:span>: Atributo guarda informação sobre o status referente ao quarto.</text:p>
      <text:p text:style-name="P30"><text:tab/> </text:p>
      <text:p text:style-name="P14"><text:span text:style-name="T2"><text:tab/>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4:10:22.811748670</meta:creation-date>
    <dc:date>2017-07-19T22:08:02.535659883</dc:date>
    <meta:editing-duration>PT2H48M24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4" meta:paragraph-count="112" meta:word-count="1047" meta:character-count="6881" meta:non-whitespace-character-count="5818"/>
  </office:meta>
</office:document-meta>
</file>